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11"/>
    <style:style style:name="ce3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1017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_daq</text:p>
          </table:table-cell>
          <table:table-cell table:style-name="ce1" office:value-type="string" calcext:value-type="string">
            <text:p>E_pt_all</text:p>
          </table:table-cell>
          <table:table-cell table:style-name="ce1" office:value-type="string" calcext:value-type="string">
            <text:p>E_pt_app</text:p>
          </table:table-cell>
          <table:table-cell table:style-name="ce1" office:value-type="string" calcext:value-type="string">
            <text:p>Delta all</text:p>
          </table:table-cell>
          <table:table-cell table:style-name="ce1" office:value-type="string" calcext:value-type="string">
            <text:p>Delta app</text:p>
          </table:table-cell>
          <table:table-cell table:style-name="ce1"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UNT_50k-600_1c-1574400</text:p>
          </table:table-cell>
          <table:table-cell office:value-type="float" office:value="5.14" calcext:value-type="float">
            <text:p>5.14</text:p>
          </table:table-cell>
          <table:table-cell office:value-type="float" office:value="3.64" calcext:value-type="float">
            <text:p>3.64</text:p>
          </table:table-cell>
          <table:table-cell office:value-type="float" office:value="1.12" calcext:value-type="float">
            <text:p>1.12</text:p>
          </table:table-cell>
          <table:table-cell table:formula="of:=([.C5]-[.D5])/[.C5]" office:value-type="percentage" office:value="0.291828793774319" calcext:value-type="percentage">
            <text:p>29.18%</text:p>
          </table:table-cell>
          <table:table-cell table:formula="of:=([.C5]-[.E5])/[.C5]" office:value-type="percentage" office:value="0.782101167315175" calcext:value-type="percentage">
            <text:p>78.21%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_50k-600_2c-1574400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1.95" calcext:value-type="float">
            <text:p>1.95</text:p>
          </table:table-cell>
          <table:table-cell table:formula="of:=([.C6]-[.D6])/[.C6]" office:value-type="percentage" office:value="0.171974522292994" calcext:value-type="percentage">
            <text:p>17.20%</text:p>
          </table:table-cell>
          <table:table-cell table:formula="of:=([.C6]-[.E6])/[.C6]" office:value-type="percentage" office:value="0.378980891719745" calcext:value-type="percentage">
            <text:p>37.90%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ORT_50k-200_1c-1574400</text:p>
          </table:table-cell>
          <table:table-cell office:value-type="float" office:value="11.3" calcext:value-type="float">
            <text:p>11.3</text:p>
          </table:table-cell>
          <table:table-cell office:value-type="float" office:value="7.18" calcext:value-type="float">
            <text:p>7.18</text:p>
          </table:table-cell>
          <table:table-cell office:value-type="float" office:value="4.15" calcext:value-type="float">
            <text:p>4.15</text:p>
          </table:table-cell>
          <table:table-cell table:formula="of:=([.C7]-[.D7])/[.C7]" office:value-type="percentage" office:value="0.364601769911504" calcext:value-type="percentage">
            <text:p>36.46%</text:p>
          </table:table-cell>
          <table:table-cell table:formula="of:=([.C7]-[.E7])/[.C7]" office:value-type="percentage" office:value="0.632743362831858" calcext:value-type="percentage">
            <text:p>63.27%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ORT_50k-200_2c-1574400</text:p>
          </table:table-cell>
          <table:table-cell office:value-type="float" office:value="6.19" calcext:value-type="float">
            <text:p>6.19</text:p>
          </table:table-cell>
          <table:table-cell office:value-type="float" office:value="5.83" calcext:value-type="float">
            <text:p>5.83</text:p>
          </table:table-cell>
          <table:table-cell office:value-type="float" office:value="4.13" calcext:value-type="float">
            <text:p>4.13</text:p>
          </table:table-cell>
          <table:table-cell table:formula="of:=([.C8]-[.D8])/[.C8]" office:value-type="percentage" office:value="0.0581583198707593" calcext:value-type="percentage">
            <text:p>5.82%</text:p>
          </table:table-cell>
          <table:table-cell table:formula="of:=([.C8]-[.E8])/[.C8]" office:value-type="percentage" office:value="0.332794830371567" calcext:value-type="percentage">
            <text:p>33.28%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SORT_50k-200_1c-1574400</text:p>
          </table:table-cell>
          <table:table-cell office:value-type="float" office:value="7.77" calcext:value-type="float">
            <text:p>7.77</text:p>
          </table:table-cell>
          <table:table-cell office:value-type="float" office:value="5.17" calcext:value-type="float">
            <text:p>5.17</text:p>
          </table:table-cell>
          <table:table-cell office:value-type="float" office:value="2.45" calcext:value-type="float">
            <text:p>2.45</text:p>
          </table:table-cell>
          <table:table-cell table:formula="of:=([.C9]-[.D9])/[.C9]" office:value-type="percentage" office:value="0.334620334620335" calcext:value-type="percentage">
            <text:p>33.46%</text:p>
          </table:table-cell>
          <table:table-cell table:formula="of:=([.C9]-[.E9])/[.C9]" office:value-type="percentage" office:value="0.684684684684685" calcext:value-type="percentage">
            <text:p>68.47%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SORT_50k-200_2c-1574400</text:p>
          </table:table-cell>
          <table:table-cell office:value-type="float" office:value="5.44" calcext:value-type="float">
            <text:p>5.44</text:p>
          </table:table-cell>
          <table:table-cell office:value-type="float" office:value="4.34" calcext:value-type="float">
            <text:p>4.34</text:p>
          </table:table-cell>
          <table:table-cell office:value-type="float" office:value="2.67" calcext:value-type="float">
            <text:p>2.67</text:p>
          </table:table-cell>
          <table:table-cell table:formula="of:=([.C10]-[.D10])/[.C10]" office:value-type="percentage" office:value="0.202205882352941" calcext:value-type="percentage">
            <text:p>20.22%</text:p>
          </table:table-cell>
          <table:table-cell table:formula="of:=([.C10]-[.E10])/[.C10]" office:value-type="percentage" office:value="0.509191176470588" calcext:value-type="percentage">
            <text:p>50.92%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SORT_50k-350_2c-1574400</text:p>
          </table:table-cell>
          <table:table-cell office:value-type="float" office:value="10.7" calcext:value-type="float">
            <text:p>10.7</text:p>
          </table:table-cell>
          <table:table-cell office:value-type="float" office:value="7.57" calcext:value-type="float">
            <text:p>7.57</text:p>
          </table:table-cell>
          <table:table-cell office:value-type="float" office:value="5.76" calcext:value-type="float">
            <text:p>5.76</text:p>
          </table:table-cell>
          <table:table-cell table:formula="of:=([.C11]-[.D11])/[.C11]" office:value-type="percentage" office:value="0.292523364485981" calcext:value-type="percentage">
            <text:p>29.25%</text:p>
          </table:table-cell>
          <table:table-cell table:formula="of:=([.C11]-[.E11])/[.C11]" office:value-type="percentage" office:value="0.461682242990654" calcext:value-type="percentage">
            <text:p>46.17%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SORT_50k-600_2c-1574400</text:p>
          </table:table-cell>
          <table:table-cell office:value-type="float" office:value="10.8" calcext:value-type="float">
            <text:p>10.8</text:p>
          </table:table-cell>
          <table:table-cell office:value-type="float" office:value="8.51" calcext:value-type="float">
            <text:p>8.51</text:p>
          </table:table-cell>
          <table:table-cell office:value-type="float" office:value="6.65" calcext:value-type="float">
            <text:p>6.65</text:p>
          </table:table-cell>
          <table:table-cell table:formula="of:=([.C12]-[.D12])/[.C12]" office:value-type="percentage" office:value="0.212037037037037" calcext:value-type="percentage">
            <text:p>21.20%</text:p>
          </table:table-cell>
          <table:table-cell table:formula="of:=([.C12]-[.E12])/[.C12]" office:value-type="percentage" office:value="0.384259259259259" calcext:value-type="percentage">
            <text:p>38.43%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SORT_50k-300_4c-2265600</text:p>
          </table:table-cell>
          <table:table-cell office:value-type="float" office:value="10.1" calcext:value-type="float">
            <text:p>10.1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table:formula="of:=([.C13]-[.D13])/[.C13]" office:value-type="percentage" office:value="0.277227722772277" calcext:value-type="percentage">
            <text:p>27.72%</text:p>
          </table:table-cell>
          <table:table-cell table:formula="of:=([.C13]-[.E13])/[.C13]" office:value-type="percentage" office:value="0.336633663366337" calcext:value-type="percentage">
            <text:p>33.66%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SORT_50k-350_1c-AUTO</text:p>
          </table:table-cell>
          <table:table-cell office:value-type="float" office:value="14.6" calcext:value-type="float">
            <text:p>14.6</text:p>
          </table:table-cell>
          <table:table-cell office:value-type="float" office:value="9.61" calcext:value-type="float">
            <text:p>9.61</text:p>
          </table:table-cell>
          <table:table-cell office:value-type="float" office:value="6.15" calcext:value-type="float">
            <text:p>6.15</text:p>
          </table:table-cell>
          <table:table-cell table:formula="of:=([.C14]-[.D14])/[.C14]" office:value-type="percentage" office:value="0.341780821917808" calcext:value-type="percentage">
            <text:p>34.18%</text:p>
          </table:table-cell>
          <table:table-cell table:formula="of:=([.C14]-[.E14])/[.C14]" office:value-type="percentage" office:value="0.578767123287671" calcext:value-type="percentage">
            <text:p>57.88%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SORT_50k-350_2c-AUTO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([.C15]-[.D15])/[.C15]" office:value-type="percentage" office:value="0.0275229357798166" calcext:value-type="percentage">
            <text:p>2.75%</text:p>
          </table:table-cell>
          <table:table-cell table:formula="of:=([.C15]-[.E15])/[.C15]" office:value-type="percentage" office:value="0.0275229357798166" calcext:value-type="percentage">
            <text:p>2.75%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SORT_50k-350_3c-AUTO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6.57" calcext:value-type="float">
            <text:p>6.57</text:p>
          </table:table-cell>
          <table:table-cell table:formula="of:=([.C16]-[.D16])/[.C16]" office:value-type="percentage" office:value="0.169230769230769" calcext:value-type="percentage">
            <text:p>16.92%</text:p>
          </table:table-cell>
          <table:table-cell table:formula="of:=([.C16]-[.E16])/[.C16]" office:value-type="percentage" office:value="0.494615384615385" calcext:value-type="percentage">
            <text:p>49.46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AVERAGE([.F5:.F16])" office:value-type="percentage" office:value="0.228642689503878" calcext:value-type="percentage">
            <text:p>22.86%</text:p>
          </table:table-cell>
          <table:table-cell table:formula="of:=AVERAGE([.G5:.G16])" office:value-type="percentage" office:value="0.466998060224395" calcext:value-type="percentage">
            <text:p>46.70%</text:p>
          </table:table-cell>
          <table:table-cell table:number-columns-repeated="1017"/>
        </table:table-row>
        <table:table-row table:style-name="ro1" table:number-rows-repeated="8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2"/>
          <table:table-cell table:style-name="Default" table:number-columns-repeated="2"/>
          <table:table-cell table:number-columns-repeated="1017"/>
        </table:table-row>
      </table:table>
      <table:table table:name="confronti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_daq</text:p>
          </table:table-cell>
          <table:table-cell table:style-name="ce1" office:value-type="string" calcext:value-type="string">
            <text:p>E_pt_all</text:p>
          </table:table-cell>
          <table:table-cell table:style-name="ce1" office:value-type="string" calcext:value-type="string">
            <text:p>E_pt_app</text:p>
          </table:table-cell>
          <table:table-cell table:style-name="ce1" office:value-type="string" calcext:value-type="string">
            <text:p>Delta all</text:p>
          </table:table-cell>
          <table:table-cell table:style-name="ce1" office:value-type="string" calcext:value-type="string">
            <text:p>Delta app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UNT_50k-600_1c-1574400</text:p>
          </table:table-cell>
          <table:table-cell office:value-type="float" office:value="5.14" calcext:value-type="float">
            <text:p>5.14</text:p>
          </table:table-cell>
          <table:table-cell office:value-type="float" office:value="3.64" calcext:value-type="float">
            <text:p>3.64</text:p>
          </table:table-cell>
          <table:table-cell office:value-type="float" office:value="1.12" calcext:value-type="float">
            <text:p>1.12</text:p>
          </table:table-cell>
          <table:table-cell table:formula="of:=([.D5]-[.E5])/[.D5]" office:value-type="percentage" office:value="0.291828793774319" calcext:value-type="percentage">
            <text:p>29.18%</text:p>
          </table:table-cell>
          <table:table-cell table:formula="of:=([.D5]-[.F5])/[.D5]" office:value-type="percentage" office:value="0.782101167315175" calcext:value-type="percentage">
            <text:p>78.21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UNT_50k-600_2c-1574400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1.95" calcext:value-type="float">
            <text:p>1.95</text:p>
          </table:table-cell>
          <table:table-cell table:formula="of:=([.D6]-[.E6])/[.D6]" office:value-type="percentage" office:value="0.171974522292994" calcext:value-type="percentage">
            <text:p>17.20%</text:p>
          </table:table-cell>
          <table:table-cell table:formula="of:=([.D6]-[.F6])/[.D6]" office:value-type="percentage" office:value="0.378980891719745" calcext:value-type="percentage">
            <text:p>37.90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ORT_50k-200_1c-1574400</text:p>
          </table:table-cell>
          <table:table-cell office:value-type="float" office:value="11.3" calcext:value-type="float">
            <text:p>11.3</text:p>
          </table:table-cell>
          <table:table-cell office:value-type="float" office:value="7.18" calcext:value-type="float">
            <text:p>7.18</text:p>
          </table:table-cell>
          <table:table-cell office:value-type="float" office:value="4.15" calcext:value-type="float">
            <text:p>4.15</text:p>
          </table:table-cell>
          <table:table-cell table:formula="of:=([.D7]-[.E7])/[.D7]" office:value-type="percentage" office:value="0.364601769911504" calcext:value-type="percentage">
            <text:p>36.46%</text:p>
          </table:table-cell>
          <table:table-cell table:formula="of:=([.D7]-[.F7])/[.D7]" office:value-type="percentage" office:value="0.632743362831858" calcext:value-type="percentage">
            <text:p>63.27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SORT_50k-200_2c-1574400</text:p>
          </table:table-cell>
          <table:table-cell office:value-type="float" office:value="6.19" calcext:value-type="float">
            <text:p>6.19</text:p>
          </table:table-cell>
          <table:table-cell office:value-type="float" office:value="5.83" calcext:value-type="float">
            <text:p>5.83</text:p>
          </table:table-cell>
          <table:table-cell office:value-type="float" office:value="4.13" calcext:value-type="float">
            <text:p>4.13</text:p>
          </table:table-cell>
          <table:table-cell table:formula="of:=([.D8]-[.E8])/[.D8]" office:value-type="percentage" office:value="0.0581583198707593" calcext:value-type="percentage">
            <text:p>5.82%</text:p>
          </table:table-cell>
          <table:table-cell table:formula="of:=([.D8]-[.F8])/[.D8]" office:value-type="percentage" office:value="0.332794830371567" calcext:value-type="percentage">
            <text:p>33.28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SORT_50k-200_1c-1574400</text:p>
          </table:table-cell>
          <table:table-cell office:value-type="float" office:value="7.77" calcext:value-type="float">
            <text:p>7.77</text:p>
          </table:table-cell>
          <table:table-cell office:value-type="float" office:value="5.17" calcext:value-type="float">
            <text:p>5.17</text:p>
          </table:table-cell>
          <table:table-cell office:value-type="float" office:value="2.45" calcext:value-type="float">
            <text:p>2.45</text:p>
          </table:table-cell>
          <table:table-cell table:formula="of:=([.D9]-[.E9])/[.D9]" office:value-type="percentage" office:value="0.334620334620335" calcext:value-type="percentage">
            <text:p>33.46%</text:p>
          </table:table-cell>
          <table:table-cell table:formula="of:=([.D9]-[.F9])/[.D9]" office:value-type="percentage" office:value="0.684684684684685" calcext:value-type="percentage">
            <text:p>68.47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SORT_50k-200_2c-1574400</text:p>
          </table:table-cell>
          <table:table-cell office:value-type="float" office:value="5.44" calcext:value-type="float">
            <text:p>5.44</text:p>
          </table:table-cell>
          <table:table-cell office:value-type="float" office:value="4.34" calcext:value-type="float">
            <text:p>4.34</text:p>
          </table:table-cell>
          <table:table-cell office:value-type="float" office:value="2.67" calcext:value-type="float">
            <text:p>2.67</text:p>
          </table:table-cell>
          <table:table-cell table:formula="of:=([.D10]-[.E10])/[.D10]" office:value-type="percentage" office:value="0.202205882352941" calcext:value-type="percentage">
            <text:p>20.22%</text:p>
          </table:table-cell>
          <table:table-cell table:formula="of:=([.D10]-[.F10])/[.D10]" office:value-type="percentage" office:value="0.509191176470588" calcext:value-type="percentage">
            <text:p>50.92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SORT_50k-350_2c-1574400</text:p>
          </table:table-cell>
          <table:table-cell office:value-type="float" office:value="10.7" calcext:value-type="float">
            <text:p>10.7</text:p>
          </table:table-cell>
          <table:table-cell office:value-type="float" office:value="7.57" calcext:value-type="float">
            <text:p>7.57</text:p>
          </table:table-cell>
          <table:table-cell office:value-type="float" office:value="5.76" calcext:value-type="float">
            <text:p>5.76</text:p>
          </table:table-cell>
          <table:table-cell table:formula="of:=([.D11]-[.E11])/[.D11]" office:value-type="percentage" office:value="0.292523364485981" calcext:value-type="percentage">
            <text:p>29.25%</text:p>
          </table:table-cell>
          <table:table-cell table:formula="of:=([.D11]-[.F11])/[.D11]" office:value-type="percentage" office:value="0.461682242990654" calcext:value-type="percentage">
            <text:p>46.17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SORT_50k-600_2c-1574400</text:p>
          </table:table-cell>
          <table:table-cell office:value-type="float" office:value="10.8" calcext:value-type="float">
            <text:p>10.8</text:p>
          </table:table-cell>
          <table:table-cell office:value-type="float" office:value="8.51" calcext:value-type="float">
            <text:p>8.51</text:p>
          </table:table-cell>
          <table:table-cell office:value-type="float" office:value="6.65" calcext:value-type="float">
            <text:p>6.65</text:p>
          </table:table-cell>
          <table:table-cell table:formula="of:=([.D12]-[.E12])/[.D12]" office:value-type="percentage" office:value="0.212037037037037" calcext:value-type="percentage">
            <text:p>21.20%</text:p>
          </table:table-cell>
          <table:table-cell table:formula="of:=([.D12]-[.F12])/[.D12]" office:value-type="percentage" office:value="0.384259259259259" calcext:value-type="percentage">
            <text:p>38.43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SORT_50k-300_4c-2265600</text:p>
          </table:table-cell>
          <table:table-cell office:value-type="float" office:value="10.1" calcext:value-type="float">
            <text:p>10.1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table:formula="of:=([.D13]-[.E13])/[.D13]" office:value-type="percentage" office:value="0.277227722772277" calcext:value-type="percentage">
            <text:p>27.72%</text:p>
          </table:table-cell>
          <table:table-cell table:formula="of:=([.D13]-[.F13])/[.D13]" office:value-type="percentage" office:value="0.336633663366337" calcext:value-type="percentage">
            <text:p>33.66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SORT_50k-350_1c-AUTO</text:p>
          </table:table-cell>
          <table:table-cell office:value-type="float" office:value="14.6" calcext:value-type="float">
            <text:p>14.6</text:p>
          </table:table-cell>
          <table:table-cell office:value-type="float" office:value="9.61" calcext:value-type="float">
            <text:p>9.61</text:p>
          </table:table-cell>
          <table:table-cell office:value-type="float" office:value="6.15" calcext:value-type="float">
            <text:p>6.15</text:p>
          </table:table-cell>
          <table:table-cell table:formula="of:=([.D14]-[.E14])/[.D14]" office:value-type="percentage" office:value="0.341780821917808" calcext:value-type="percentage">
            <text:p>34.18%</text:p>
          </table:table-cell>
          <table:table-cell table:formula="of:=([.D14]-[.F14])/[.D14]" office:value-type="percentage" office:value="0.578767123287671" calcext:value-type="percentage">
            <text:p>57.88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SORT_50k-350_2c-AUTO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([.D15]-[.E15])/[.D15]" office:value-type="percentage" office:value="0.0275229357798166" calcext:value-type="percentage">
            <text:p>2.75%</text:p>
          </table:table-cell>
          <table:table-cell table:formula="of:=([.D15]-[.F15])/[.D15]" office:value-type="percentage" office:value="0.0275229357798166" calcext:value-type="percentage">
            <text:p>2.75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SORT_50k-350_3c-AUTO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6.57" calcext:value-type="float">
            <text:p>6.57</text:p>
          </table:table-cell>
          <table:table-cell table:formula="of:=([.D16]-[.E16])/[.D16]" office:value-type="percentage" office:value="0.169230769230769" calcext:value-type="percentage">
            <text:p>16.92%</text:p>
          </table:table-cell>
          <table:table-cell table:formula="of:=([.D16]-[.F16])/[.D16]" office:value-type="percentage" office:value="0.494615384615385" calcext:value-type="percentage">
            <text:p>49.46%</text:p>
          </table:table-cell>
        </table:table-row>
        <table:table-row table:style-name="ro1" table:number-rows-repeated="6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2-8</text:p>
          </table:table-cell>
          <table:table-cell/>
          <table:table-cell table:style-name="ce3" table:formula="of:=[.D6]/[.D12]" office:value-type="float" office:value="0.290740740740741" calcext:value-type="float">
            <text:p>0.291</text:p>
          </table:table-cell>
          <table:table-cell table:style-name="ce3" table:formula="of:=[.E6]/[.E12]" office:value-type="float" office:value="0.305522914218566" calcext:value-type="float">
            <text:p>0.306</text:p>
          </table:table-cell>
          <table:table-cell table:style-name="ce3" table:formula="of:=[.F6]/[.F12]" office:value-type="float" office:value="0.293233082706767" calcext:value-type="float">
            <text:p>0.293</text:p>
          </table:table-cell>
          <table:table-cell table:formula="of:=ABS([.D23]-[.E23])/[.D23]" office:value-type="percentage" office:value="0.0508431444460246" calcext:value-type="percentage">
            <text:p>5.08%</text:p>
          </table:table-cell>
          <table:table-cell table:formula="of:=ABS([.D23]-[.F23])/[.D23]" office:value-type="percentage" office:value="0.00857238637996258" calcext:value-type="percentage">
            <text:p>0.86%</text:p>
          </table:table-cell>
        </table:table-row>
        <table:table-row table:style-name="ro1">
          <table:table-cell/>
          <table:table-cell office:value-type="string" calcext:value-type="string">
            <text:p>3-5</text:p>
          </table:table-cell>
          <table:table-cell/>
          <table:table-cell table:style-name="ce3" table:formula="of:=[.D7]/[.D9]" office:value-type="float" office:value="1.45431145431145" calcext:value-type="float">
            <text:p>1.454</text:p>
          </table:table-cell>
          <table:table-cell table:style-name="ce3" table:formula="of:=[.E7]/[.E9]" office:value-type="float" office:value="1.38878143133462" calcext:value-type="float">
            <text:p>1.389</text:p>
          </table:table-cell>
          <table:table-cell table:style-name="ce3" table:formula="of:=[.F7]/[.F9]" office:value-type="float" office:value="1.69387755102041" calcext:value-type="float">
            <text:p>1.694</text:p>
          </table:table-cell>
          <table:table-cell table:formula="of:=ABS([.E24]-[.D24])/[.D24]" office:value-type="percentage" office:value="0.0450591396929177" calcext:value-type="percentage">
            <text:p>4.51%</text:p>
          </table:table-cell>
          <table:table-cell table:formula="of:=ABS([.D24]-[.F24])/[.D24]" office:value-type="percentage" office:value="0.16472819216182" calcext:value-type="percentage">
            <text:p>16.47%</text:p>
          </table:table-cell>
        </table:table-row>
        <table:table-row table:style-name="ro1">
          <table:table-cell/>
          <table:table-cell office:value-type="string" calcext:value-type="string">
            <text:p>4-6</text:p>
          </table:table-cell>
          <table:table-cell/>
          <table:table-cell table:style-name="ce3" table:formula="of:=[.D8]/[.D10]" office:value-type="float" office:value="1.13786764705882" calcext:value-type="float">
            <text:p>1.138</text:p>
          </table:table-cell>
          <table:table-cell table:style-name="ce3" table:formula="of:=[.E8]/[.E10]" office:value-type="float" office:value="1.34331797235023" calcext:value-type="float">
            <text:p>1.343</text:p>
          </table:table-cell>
          <table:table-cell table:style-name="ce3" table:formula="of:=[.F8]/[.F10]" office:value-type="float" office:value="1.54681647940075" calcext:value-type="float">
            <text:p>1.547</text:p>
          </table:table-cell>
          <table:table-cell table:formula="of:=ABS([.D25]-[.E25])/[.D25]" office:value-type="percentage" office:value="0.180557313341721" calcext:value-type="percentage">
            <text:p>18.06%</text:p>
          </table:table-cell>
          <table:table-cell table:formula="of:=ABS([.D25]-[.F25])/[.D25]" office:value-type="percentage" office:value="0.359399296920852" calcext:value-type="percentage">
            <text:p>35.94%</text:p>
          </table:table-cell>
        </table:table-row>
        <table:table-row table:style-name="ro1">
          <table:table-cell table:number-columns-repeated="6"/>
          <table:table-cell table:formula="of:=AVERAGE([.G23:.G25])" office:value-type="percentage" office:value="0.0921531991602211" calcext:value-type="percentage">
            <text:p>9.22%</text:p>
          </table:table-cell>
          <table:table-cell table:formula="of:=AVERAGE([.H23:.H25])" office:value-type="percentage" office:value="0.177566625154212" calcext:value-type="percentage">
            <text:p>17.7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8:01:33.837256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5:41:51.128300529</meta:creation-date>
    <dc:date>2016-11-10T18:25:26.668139628</dc:date>
    <meta:editing-duration>PT4H55M17S</meta:editing-duration>
    <meta:editing-cycles>9</meta:editing-cycles>
    <meta:generator>LibreOffice/4.2.8.2$Linux_X86_64 LibreOffice_project/420m0$Build-2</meta:generator>
    <meta:document-statistic meta:table-count="2" meta:cell-count="204" meta:object-count="0"/>
  </office:meta>
</office:document-meta>
</file>